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5735c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27451" officeooo:paragraph-rsid="0052745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30512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491baa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4530" officeooo:paragraph-rsid="0061453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735c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27451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5ff41d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735c8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65c72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607db0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5735c8"/>
    </style:style>
    <style:style style:name="P19" style:family="paragraph" style:parent-style-name="Standard">
      <style:paragraph-properties fo:text-align="start" style:justify-single-word="false"/>
      <style:text-properties officeooo:paragraph-rsid="0067ab9d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5f0cb4" officeooo:paragraph-rsid="005f0cb4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614530" officeooo:paragraph-rsid="00614530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7ab9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7ab9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a553" style:font-weight-asian="bold" style:font-weight-complex="bold"/>
    </style:style>
    <style:style style:name="T3" style:family="text">
      <style:text-properties fo:font-weight="bold" officeooo:rsid="00527451" style:font-weight-asian="bold" style:font-weight-complex="bold"/>
    </style:style>
    <style:style style:name="T4" style:family="text">
      <style:text-properties fo:font-weight="bold" officeooo:rsid="00565c72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27451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65c72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5759af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59435d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ee3f1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ff41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607db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614530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628059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485f9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2745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65c7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735c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759af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b8f80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ff41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607db0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614530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654020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f0cb4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34" style:family="text">
      <style:text-properties officeooo:rsid="00527451"/>
    </style:style>
    <style:style style:name="T35" style:family="text">
      <style:text-properties officeooo:rsid="004ba553"/>
    </style:style>
    <style:style style:name="T36" style:family="text">
      <style:text-properties officeooo:rsid="00565c72"/>
    </style:style>
    <style:style style:name="T37" style:family="text">
      <style:text-properties officeooo:rsid="005735c8"/>
    </style:style>
    <style:style style:name="T38" style:family="text">
      <style:text-properties officeooo:rsid="0064e118"/>
    </style:style>
    <style:style style:name="T3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2">1<text:span text:style-name="T39">xx</text:span> - Controls</text:p>
          </table:table-cell>
          <table:table-cell table:style-name="Table1.B1" office:value-type="string">
            <text:p text:style-name="P23">2xx - Ground</text:p>
          </table:table-cell>
          <table:table-cell table:style-name="Table1.B1" office:value-type="string">
            <text:p text:style-name="P23">3xx - Flight</text:p>
          </table:table-cell>
          <table:table-cell table:style-name="Table1.B1" office:value-type="string">
            <text:p text:style-name="P23">4xx - A2A</text:p>
          </table:table-cell>
          <table:table-cell table:style-name="Table1.E1" office:value-type="string">
            <text:p text:style-name="P23">5xx - A2G</text:p>
          </table:table-cell>
          <table:table-cell table:style-name="Table1.F1" office:value-type="string">
            <text:p text:style-name="P23">6xx - Misc</text:p>
          </table:table-cell>
        </table:table-row>
      </table:table>
      <text:p text:style-name="P19"><text:span text:style-name="T26">5</text:span><text:span text:style-name="T27">0</text:span><text:span text:style-name="T28">3</text:span><text:span text:style-name="T29"> - </text:span><text:span text:style-name="T30">A/G</text:span><text:span text:style-name="T31"> - </text:span><text:span text:style-name="T32">L-39C </text:span><text:span text:style-name="T33">Bombs, Rockets</text:span></text:p>
      <text:p text:style-name="P1"/>
      <text:p text:style-name="P4">Fence In</text:p>
      <text:list text:style-name="L1">
        <text:list-item>
          <text:p text:style-name="P8"><text:span text:style-name="T3">All weapon </text:span><text:span text:style-name="T4">CB </text:span><text:span text:style-name="T3">switches on center console top</text:span><text:span text:style-name="T34"> ... </text:span><text:span text:style-name="T3">On</text:span></text:p>
        </text:list-item>
        <text:list-item>
          <text:p text:style-name="P13"><text:span text:style-name="T18">Weapons Safety Cover</text:span><text:span text:style-name="T6"> ... </text:span><text:span text:style-name="T22">Down</text:span><text:span text:style-name="T6"> (</text:span><text:span text:style-name="T18">Flip-down Trigger press</text:span><text:span text:style-name="T6">, tab on front of stick flips down to engage trigger)</text:span></text:p>
        </text:list-item>
        <text:list-item>
          <text:p text:style-name="P9"><text:span text:style-name="T1">Trigger fires all weapons</text:span>.</text:p>
        </text:list-item>
        <text:list-item>
          <text:p text:style-name="P10">Must be <text:span text:style-name="T1">faster</text:span> than <text:span text:style-name="T1">310 kph</text:span><text:span text:style-name="T38"> (170 kts)</text:span> <text:span text:style-name="T38">to fire</text:span> weapons<text:span text:style-name="T38">.</text:span></text:p>
        </text:list-item>
      </text:list>
      <text:p text:style-name="P5"/>
      <text:p text:style-name="P3">Rockets<text:span text:style-name="T37"> -- </text:span><text:span text:style-name="T36">S-5KO</text:span><text:span text:style-name="T37">,</text:span><text:span text:style-name="T36"> 16-round pods</text:span></text:p>
      <text:list xml:id="list344529626" text:style-name="L2">
        <text:list-item>
          <text:p text:style-name="P20"><text:span text:style-name="T19">R</text:span><text:span text:style-name="T17">ockets Firing Mode selector 3-way switch</text:span><text:span text:style-name="T5"> ... </text:span><text:span text:style-name="T17">As desired</text:span><text:span text:style-name="T13"> (center console, right side)</text:span></text:p>
          <text:list>
            <text:list-item>
              <text:p text:style-name="P20"><text:span text:style-name="T17">2RS</text:span><text:span text:style-name="T5"> -- 2 rockets fire with each press.</text:span></text:p>
            </text:list-item>
            <text:list-item>
              <text:p text:style-name="P20"><text:span text:style-name="T17">4RS</text:span><text:span text:style-name="T5"> -- 4 rockets fire with each press.</text:span></text:p>
            </text:list-item>
            <text:list-item>
              <text:p text:style-name="P20"><text:span text:style-name="T17">AUT</text:span><text:span text:style-name="T5"> -- Fires continuously </text:span><text:span text:style-name="T8">as long as trigger is held</text:span><text:span text:style-name="T5">. <text:s/>Fires very quickly.</text:span></text:p>
            </text:list-item>
          </text:list>
        </text:list-item>
      </text:list>
      <text:list text:style-name="L3">
        <text:list-item>
          <text:p text:style-name="P14"><text:span text:style-name="T9">Quick presses of the trigger can fire fewer rockets</text:span><text:span text:style-name="T12"> in any of these modes.</text:span></text:p>
        </text:list-item>
      </text:list>
      <text:list xml:id="list143960194899203" text:continue-list="list344529626" text:style-name="L2">
        <text:list-item>
          <text:p text:style-name="P15"><text:span text:style-name="T7">Set gunsight depression</text:span><text:span text:style-name="T11"> (see tables on next page)</text:span><text:span text:style-name="T9">; </text:span><text:span text:style-name="T23">15</text:span><text:span text:style-name="T21"> deg</text:span><text:span text:style-name="T9"> seems reasonable for short range attacks</text:span><text:span text:style-name="T10"> (while rocket motor is still burning)</text:span><text:span text:style-name="T9">.</text:span></text:p>
        </text:list-item>
        <text:list-item>
          <text:p text:style-name="P16"><text:span text:style-name="T18">Weapons Safety Cover</text:span><text:span text:style-name="T6"> ... </text:span><text:span text:style-name="T20">Down</text:span><text:span text:style-name="T6"> (</text:span><text:span text:style-name="T18">Flip-down Trigger press</text:span><text:span text:style-name="T6">, tab on front of stick flips </text:span><text:span text:style-name="T18">down</text:span><text:span text:style-name="T6"> to engage trigger)</text:span></text:p>
        </text:list-item>
        <text:list-item>
          <text:p text:style-name="P11"><text:span text:style-name="T35">Fire with </text:span><text:span text:style-name="T2">Trigger</text:span><text:span text:style-name="T35">.</text:span></text:p>
        </text:list-item>
      </text:list>
      <text:p text:style-name="P6"/>
      <text:p text:style-name="P2">Bombs</text:p>
      <text:list text:style-name="L4">
        <text:list-item>
          <text:p text:style-name="P17"><text:span text:style-name="T24">Missile/Bomb </text:span><text:span text:style-name="T25">R</text:span><text:span text:style-name="T24">elease </text:span><text:span text:style-name="T25">S</text:span><text:span text:style-name="T24">elector </text:span><text:span text:style-name="T25">S</text:span><text:span text:style-name="T24">witch </text:span><text:span text:style-name="T8">... </text:span><text:span text:style-name="T24">As desired</text:span><text:span text:style-name="T14"> (center console, right side)</text:span></text:p>
          <text:list>
            <text:list-item>
              <text:p text:style-name="P17"><text:span text:style-name="T24">P</text:span><text:span text:style-name="T25">ORT</text:span><text:span text:style-name="T14"> </text:span><text:span text:style-name="T15">(up) </text:span><text:span text:style-name="T14">-- Drops left bomb only</text:span><text:span text:style-name="T16">;</text:span><text:span text:style-name="T14"> must select STARBOARD to drop the other.</text:span></text:p>
            </text:list-item>
            <text:list-item>
              <text:p text:style-name="P21"><text:span text:style-name="T19">S</text:span><text:span text:style-name="T17">TARBOARD</text:span><text:span text:style-name="T5"> </text:span><text:span text:style-name="T15">(down) </text:span><text:span text:style-name="T5">-- Drops both bombs simultaneously.</text:span></text:p>
            </text:list-item>
          </text:list>
        </text:list-item>
        <text:list-item>
          <text:p text:style-name="P18"><text:span text:style-name="T6">Set gunsight depression</text:span><text:span text:style-name="T11"> (see tables on </text:span><text:span text:style-name="T14">other</text:span><text:span text:style-name="T11"> page)</text:span></text:p>
        </text:list-item>
        <text:list-item>
          <text:p text:style-name="P18"><text:span text:style-name="T18">Weapons Safety Cover</text:span><text:span text:style-name="T6"> ... </text:span><text:span text:style-name="T20">Down</text:span><text:span text:style-name="T6"> (</text:span><text:span text:style-name="T18">Flip-down Trigger press</text:span><text:span text:style-name="T6">, tab on front of stick flips </text:span><text:span text:style-name="T18">down</text:span><text:span text:style-name="T6"> to engage trigger)</text:span></text:p>
        </text:list-item>
        <text:list-item>
          <text:p text:style-name="P12"><text:span text:style-name="T35">Fire with </text:span><text:span text:style-name="T2">Trigger</text:span><text:span text:style-name="T35">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9:59.297000000</dc:date>
    <meta:editing-duration>PT15H30M57S</meta:editing-duration>
    <meta:editing-cycles>6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8" meta:word-count="254" meta:character-count="1368" meta:non-whitespace-character-count="1159"/>
  </office:meta>
</office:document-meta>
</file>